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e072" officeooo:paragraph-rsid="0013e072"/>
    </style:style>
    <style:style style:name="P2" style:family="paragraph" style:parent-style-name="Standard">
      <style:paragraph-properties fo:text-align="end" style:justify-single-word="false"/>
      <style:text-properties officeooo:rsid="0013e072" officeooo:paragraph-rsid="0013e072"/>
    </style:style>
    <style:style style:name="P3" style:family="paragraph" style:parent-style-name="Standard">
      <style:text-properties officeooo:rsid="0013e96a" officeooo:paragraph-rsid="0013e96a"/>
    </style:style>
    <style:style style:name="P4" style:family="paragraph" style:parent-style-name="Standard">
      <style:text-properties officeooo:rsid="0014d418" officeooo:paragraph-rsid="0014d418"/>
    </style:style>
    <style:style style:name="P5" style:family="paragraph" style:parent-style-name="Standard">
      <style:text-properties officeooo:rsid="0014ee13" officeooo:paragraph-rsid="0014ee13"/>
    </style:style>
    <style:style style:name="P6" style:family="paragraph" style:parent-style-name="Standard">
      <style:text-properties officeooo:rsid="0016e00d" officeooo:paragraph-rsid="0016e00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3e96a"/>
    </style:style>
    <style:style style:name="T5" style:family="text">
      <style:text-properties officeooo:rsid="00166d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text:span text:style-name="T1">st</text:span> LAB AC</text:p>
      <text:p text:style-name="P2">17/09/2024</text:p>
      <text:p text:style-name="P1"/>
      <text:p text:style-name="P1">Components of your computer:</text:p>
      <text:p text:style-name="P1">- I / o</text:p>
      <text:p text:style-name="P1">- Microprocessor</text:p>
      <text:p text:style-name="P1">- Memory</text:p>
      <text:p text:style-name="P1">- BUSes</text:p>
      <text:p text:style-name="P1"/>
      <text:p text:style-name="P1">when you code in C, you need a compiler, which converts the code in binary (instruction set), which is readable for the computer</text:p>
      <text:p text:style-name="P1"/>
      <text:p text:style-name="P3">TO DO: practice 2 complement (complemento para 2)</text:p>
      <text:p text:style-name="P1"/>
      <text:p text:style-name="P1">(open simulator - MARS)</text:p>
      <text:p text:style-name="P1"/>
      <text:p text:style-name="P1">/// to write script you define segments</text:p>
      <text:p text:style-name="P1">/// the dot is directive “.”</text:p>
      <text:p text:style-name="P1">/// the “#include” is an instruction</text:p>
      <text:p text:style-name="P1">/// the memory cells are caled <text:span text:style-name="T2">registers</text:span><text:span text:style-name="T3"> and are 32 bits long</text:span></text:p>
      <text:p text:style-name="P1"/>
      <text:p text:style-name="P1"><text:tab/>.data</text:p>
      <text:p text:style-name="P1"/>
      <text:p text:style-name="P1"><text:tab/>.text</text:p>
      <text:p text:style-name="P1"><text:tab/>.globl main</text:p>
      <text:p text:style-name="P1">main:</text:p>
      <text:p text:style-name="P1">/// <text:span text:style-name="T4">li is load immediate</text:span></text:p>
      <text:p text:style-name="P1"><text:tab/><text:span text:style-name="T4">li $t0, 100</text:span></text:p>
      <text:p text:style-name="P1"><text:tab/><text:span text:style-name="T4">li $t1, 35</text:span></text:p>
      <text:p text:style-name="P1"><text:tab/><text:span text:style-name="T4">sub $t2, $t0, $t1<text:tab/>/// subtract value from t0 to value from t1 and store result in t2</text:span></text:p>
      <text:p text:style-name="P1"><text:tab/><text:span text:style-name="T4">addi $t3, $t2, 50<text:tab/>/// add 50 to t2 and store result in register t3</text:span></text:p>
      <text:p text:style-name="P1"/>
      <text:p text:style-name="P3">/// to simulate a for cycle ©, we use BNE (branch if not equal, in Assembly)</text:p>
      <text:p text:style-name="P3"/>
      <text:p text:style-name="P3">ex:<text:span text:style-name="T2"> bne </text:span>$s2, $s0, loop</text:p>
      <text:p text:style-name="P3"/>
      <text:p text:style-name="P3">/// if s2 is not equal to s0, go back to main</text:p>
      <text:p text:style-name="P3">ex code Assembly:</text:p>
      <text:p text:style-name="P3">loop:</text:p>
      <text:p text:style-name="P3"><text:tab/>add $t1, $t1, $t0</text:p>
      <text:p text:style-name="P3"><text:tab/>addi $t0, $t0, 1</text:p>
      <text:p text:style-name="P3"><text:tab/>bne $t0, $t2, loop</text:p>
      <text:p text:style-name="P3"/>
      <text:p text:style-name="P4">(alternative)</text:p>
      <text:p text:style-name="P4">loop:</text:p>
      <text:p text:style-name="P4"><text:tab/>biq $t0, $t2, exit<text:tab/>/// branch if equal</text:p>
      <text:p text:style-name="P4"><text:tab/>add $t1, $t1, $t0</text:p>
      <text:p text:style-name="P4"><text:tab/>addi $t0, $t0, 1</text:p>
      <text:p text:style-name="P4"><text:tab/>j loop<text:tab/><text:tab/><text:tab/>/// jump loop – goes back to beginning</text:p>
      <text:p text:style-name="P4">exit</text:p>
      <text:p text:style-name="P4"/>
      <text:p text:style-name="P4"/>
      <text:p text:style-name="P5"><text:soft-page-break/>system calls</text:p>
      <text:p text:style-name="P5">example: </text:p>
      <text:p text:style-name="P5"><text:tab/>.<text:bookmark-start text:name="__DdeLink__422_1811883734"/>data</text:p>
      <text:p text:style-name="P5">tab:<text:tab/>.word 1, 2, 3, 4</text:p>
      <text:p text:style-name="P5"/>
      <text:p text:style-name="P5"/>
      <text:p text:style-name="P5"><text:tab/>.text</text:p>
      <text:p text:style-name="P5"><text:tab/>.global main</text:p>
      <text:p text:style-name="P5">main:</text:p>
      <text:p text:style-name="P5"><text:tab/>li $v0, 5<text:tab/><text:tab/>// in sytem call, the value 5 stands for read int, and reads input from user</text:p>
      <text:p text:style-name="P5"><text:tab/>syscall</text:p>
      <text:p text:style-name="P5"/>
      <text:p text:style-name="P5"><text:tab/><text:span text:style-name="T5">la $t0, tab<text:tab/><text:tab/>// load address with the first value in the table, works like a pointer</text:span></text:p>
      <text:p text:style-name="P5"><text:tab/><text:span text:style-name="T5">lw $t1, 4($t0)<text:tab/><text:tab/>// loads t1 with second value in table (t0)</text:span></text:p>
      <text:p text:style-name="P5"><text:tab/><text:span text:style-name="T5">add $a0, $v0, $t1</text:span></text:p>
      <text:p text:style-name="P5"/>
      <text:p text:style-name="P5"><text:tab/>addi $a0, $v0, 50</text:p>
      <text:p text:style-name="P5"><text:tab/>li $v0, 1</text:p>
      <text:p text:style-name="P5"><text:tab/>sycall<text:bookmark-end text:name="__DdeLink__422_1811883734"/></text:p>
      <text:p text:style-name="P5"/>
      <text:p text:style-name="P5"/>
      <text:p text:style-name="P6">comparação C – Assembly</text:p>
      <text:p text:style-name="P6"/>
      <text:p text:style-name="P6">C:</text:p>
      <text:p text:style-name="P6">if($t1 = $t2)</text:p>
      <text:p text:style-name="P6"><text:tab/>$t3 = $t1;</text:p>
      <text:p text:style-name="P6">else</text:p>
      <text:p text:style-name="P6"><text:tab/>$t3 = 0;</text:p>
      <text:p text:style-name="P6"/>
      <text:p text:style-name="P6">Assembly:</text:p>
      <text:p text:style-name="P6">biq $t1, $t2, do</text:p>
      <text:p text:style-name="P6">move $t3, $zero</text:p>
      <text:p text:style-name="P6">j exit</text:p>
      <text:p text:style-name="P6">do: move $t3, $t1</text:p>
      <text:p text:style-name="P6">exit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1:40:47.539147084</meta:creation-date>
    <dc:date>2024-09-17T12:53:22.724405666</dc:date>
    <meta:editing-duration>PT18M45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2" meta:paragraph-count="65" meta:word-count="314" meta:character-count="1537" meta:non-whitespace-character-count="1253"/>
  </office:meta>
</office:document-meta>
</file>